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F1000000771BC79626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1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1.3cm" svg:height="3.7cm" svg:x="1.4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1.25cm" svg:height="3.357cm" svg:x="1.5cm" svg:y="1.6cm">
            <draw:image xlink:href="Pictures/10000201000002F1000000771BC79626.tif" xlink:type="simple" xlink:show="embed" xlink:actuate="onLoad">
              <text:p/>
            </draw:image>
          </draw:frame>
          <draw:custom-shape draw:style-name="gr3" draw:text-style-name="P1" draw:layer="layout" svg:width="1.2cm" svg:height="1cm" svg:x="20.3cm" svg:y="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6.9cm" svg:y1="2.6cm" svg:x2="20.3cm" svg:y2="2.5cm">
            <text:p/>
          </draw:line>
          <draw:frame draw:style-name="gr5" draw:text-style-name="P2" draw:layer="layout" svg:width="7.1cm" svg:height="1.5cm" svg:x="9.7cm" svg:y="1.9cm">
            <draw:text-box>
              <text:p><text:span text:style-name="T1">Upgrade lists using the Indentifier Resolution System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1T10:16:03</dc:date>
    <meta:editing-duration>P13DT1H26M26S</meta:editing-duration>
    <meta:editing-cycles>19</meta:editing-cycles>
    <meta:generator>LibreOffice/3.4$Unix LibreOffice_project/340m1$Build-402</meta:generator>
    <meta:document-statistic meta:object-count="6"/>
  </office:meta>
</office:document-meta>
</file>